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ffff"/>
    </style:style>
    <style:style style:name="gr2" style:family="graphic" style:parent-style-name="standard">
      <style:graphic-properties svg:stroke-width="0.001cm" svg:stroke-color="#ffffff" draw:fill="none" draw:fill-color="#ffffff" fo:padding-top="-0.049cm" fo:padding-bottom="-0.049cm" fo:padding-left="-0.049cm" fo:padding-right="-0.049cm"/>
    </style:style>
    <style:style style:name="gr3" style:family="graphic" style:parent-style-name="standard">
      <style:graphic-properties draw:stroke="none" svg:stroke-width="0.001cm" draw:fill-color="#ffd255"/>
    </style:style>
    <style:style style:name="gr4" style:family="graphic" style:parent-style-name="standard">
      <style:graphic-properties svg:stroke-width="0.001cm" svg:stroke-color="#000000" draw:fill="none" draw:fill-color="#ffffff" fo:padding-top="-0.049cm" fo:padding-bottom="-0.049cm" fo:padding-left="-0.049cm" fo:padding-right="-0.049cm"/>
    </style:style>
    <style:style style:name="gr5" style:family="graphic" style:parent-style-name="standard">
      <style:graphic-properties draw:stroke="none" svg:stroke-width="0.001cm" draw:fill-color="#9db4b7"/>
    </style:style>
    <style:style style:name="gr6" style:family="graphic" style:parent-style-name="standard">
      <style:graphic-properties svg:stroke-width="0.001cm" svg:stroke-color="#9db4b7" draw:fill="none" draw:fill-color="#ffffff" fo:padding-top="-0.049cm" fo:padding-bottom="-0.049cm" fo:padding-left="-0.049cm" fo:padding-right="-0.049cm"/>
    </style:style>
  </office:automatic-styles>
  <office:body>
    <office:drawing>
      <draw:page draw:name="page1" draw:style-name="dp1" draw:master-page-name="Default">
        <draw:g>
          <draw:glue-point draw:id="4" svg:x="0.975cm" svg:y="-5cm"/>
          <draw:glue-point draw:id="5" svg:x="2.219cm" svg:y="-5cm"/>
          <draw:glue-point draw:id="6" svg:x="-1.096cm" svg:y="5cm"/>
          <draw:glue-point draw:id="7" svg:x="0.682cm" svg:y="5cm"/>
          <draw:glue-point draw:id="8" svg:x="-0.207cm" svg:y="5cm"/>
          <draw:glue-point draw:id="9" svg:x="-5cm" svg:y="1.991cm"/>
          <draw:glue-point draw:id="10" svg:x="5cm" svg:y="1.019cm"/>
          <draw:glue-point draw:id="11" svg:x="0.367cm" svg:y="1.144cm"/>
          <draw:polygon draw:style-name="gr1" draw:layer="layout" svg:width="0.145cm" svg:height="0.117cm" svg:x="1.119cm" svg:y="0.893cm" svg:viewBox="0 0 146 118" draw:points="77,0 146,29 49,118 0,98">
            <text:p/>
          </draw:polygon>
          <draw:polygon draw:style-name="gr2" draw:layer="layout" svg:width="0.116cm" svg:height="0.146cm" svg:x="1.119cm" svg:y="0.864cm" svg:viewBox="0 0 117 147" draw:points="67,0 117,48 19,147 0,97">
            <text:p/>
          </draw:polygon>
          <draw:polygon draw:style-name="gr3" draw:layer="layout" svg:width="1.263cm" svg:height="2cm" svg:x="0cm" svg:y="0cm" svg:viewBox="0 0 1264 2001" draw:points="1264,86 1177,19 1071,0 1023,0 974,9 936,48 887,116 820,203 810,242 848,261 906,291 829,330 800,359 627,563 598,611 598,650 656,698 385,1155 356,1213 356,1243 511,1311 482,1301 395,1320 211,1359 134,1340 57,1349 0,1398 9,1427 66,1427 57,1573 96,1670 144,1651 163,1563 192,1495 289,1466 385,1466 453,1457 743,1427 704,1505 694,1592 675,1787 627,1855 608,1923 636,2001 666,2001 685,1952 810,2001 926,2001 917,1942 839,1893 791,1845 800,1748 859,1524 906,1427 906,1388 945,1369 984,1349 917,912 936,815 1119,961 1138,941 1158,971 1177,980 1235,980 1244,951 1244,922 1186,883 1196,864 1042,747 974,689 1003,641 1032,621 1042,583 1042,534 1032,465 1032,378 1051,349 1071,320 1158,339 1177,320 1186,281 1196,242 1225,232 1215,155 1215,116">
            <text:p/>
          </draw:polygon>
          <draw:path draw:style-name="gr4" draw:layer="layout" svg:width="1.263cm" svg:height="1.996cm" svg:x="0cm" svg:y="0.004cm" svg:viewBox="0 0 1264 1997" svg:d="m1264 82-87-68-81-14h-97l-25 4-38 39-49 69-67 87-10 39 38 19 58 30-77 39-29 29-173 203-29 49v39l58 48-271 457-29 58v30l155 68-29-10-87 19-184 39-77-19-77 9-57 49 9 29h57l-9 146 39 97 48-19 19-88 29-68 97-29h96l68-10 290-29-39 78-10 87-19 195-48 68-19 68 28 78h30l19-49 125 49h116l-9-59-78-49-48-48 9-97 59-224 47-97v-39l39-19 39-20-67-437 19-97 183 146 19-20 20 29 19 10h58l9-29v-29l-58-39 10-19-154-117-68-58 29-49 29-19 10-39v-49l-10-68v-87l19-29 20-29 87 19 19-19 9-39 10-39 29-10-10-78v-38zm49-30z">
            <text:p/>
          </draw:path>
          <draw:polygon draw:style-name="gr5" draw:layer="layout" svg:width="0.588cm" svg:height="0.544cm" svg:x="1.042cm" svg:y="0.893cm" svg:viewBox="0 0 589 545" draw:points="96,97 87,136 106,174 9,233 0,262 154,535 183,545 589,330 589,311 444,19 405,0 308,58 270,19 232,9 96,97 144,97 135,106 135,136 144,155 280,77 260,48 232,48 144,97">
            <text:p/>
          </draw:polygon>
          <draw:polygon draw:style-name="gr5" draw:layer="layout" svg:width="0.588cm" svg:height="0.544cm" svg:x="1.042cm" svg:y="0.893cm" svg:viewBox="0 0 589 545" draw:points="96,97 87,136 106,174 9,233 0,262 154,535 183,545 589,330 589,311 444,19 405,0 308,58 270,19 232,9 96,97 144,97 135,106 135,136 144,155 280,77 260,48 232,48 144,97">
            <text:p/>
          </draw:polygon>
          <draw:polygon draw:style-name="gr6" draw:layer="layout" svg:width="0.588cm" svg:height="0.544cm" svg:x="1.042cm" svg:y="0.893cm" svg:viewBox="0 0 589 545" draw:points="96,97 87,136 106,174 9,233 0,262 154,535 183,545 589,330 589,311 444,19 405,0 308,58 270,19 232,9 96,97 144,97 135,106 135,136 144,155 280,77 260,48 232,48 144,97">
            <text:p/>
          </draw:polygon>
          <draw:polygon draw:style-name="gr4" draw:layer="layout" svg:width="0.588cm" svg:height="0.544cm" svg:x="1.042cm" svg:y="0.893cm" svg:viewBox="0 0 589 545" draw:points="106,174 9,233 0,262 154,535 183,545 589,330 589,311 444,19 405,0 308,58 270,19 232,9 96,97 87,136">
            <text:p/>
          </draw:polygon>
          <draw:polygon draw:style-name="gr4" draw:layer="layout" svg:width="0.145cm" svg:height="0.107cm" svg:x="1.177cm" svg:y="0.941cm" svg:viewBox="0 0 146 108" draw:points="9,108 146,29 126,0 97,0 0,58 0,88">
            <text:p/>
          </draw:polygon>
          <draw:polygon draw:style-name="gr3" draw:layer="layout" svg:width="0.106cm" svg:height="0.087cm" svg:x="1.167cm" svg:y="0.912cm" svg:viewBox="0 0 107 88" draw:points="96,9 48,0 19,39 0,68 19,88 48,88 77,78 96,58 107,39">
            <text:p/>
          </draw:polygon>
          <draw:polygon draw:style-name="gr4" draw:layer="layout" svg:width="0.106cm" svg:height="0.087cm" svg:x="1.167cm" svg:y="0.912cm" svg:viewBox="0 0 107 88" draw:points="96,9 48,0 19,39 0,68 19,88 48,88 77,78 96,58 107,3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unning woman</dc:title>
    <meta:creation-date>2011-02-07T16:47:07</meta:creation-date>
    <meta:editing-duration>P0D</meta:editing-duration>
    <meta:editing-cycles>1</meta:editing-cycles>
    <meta:document-statistic meta:object-count="12"/>
    <meta:generator>OpenOffice.org/3.3$Linux OpenOffice.org_project/330m20$Build-9567</meta:generator>
  </office:meta>
</office:document-meta>
</file>